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MT" svg:font-family="ArialMT"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MT1" svg:font-family="ArialM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fo:font-weight="normal" officeooo:rsid="0009cacc" officeooo:paragraph-rsid="0009cacc" style:font-size-asian="20pt" style:font-weight-asian="normal" style:font-size-complex="20pt" style:font-weight-complex="normal"/>
    </style:style>
    <style:style style:name="P2" style:family="paragraph" style:parent-style-name="Standard">
      <style:paragraph-properties fo:text-align="start" style:justify-single-word="false"/>
      <style:text-properties style:font-name="Arial" fo:font-size="18pt" fo:font-weight="normal" officeooo:rsid="0009cacc" officeooo:paragraph-rsid="0009cacc"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style:font-name="Arial" fo:font-size="18pt" fo:font-weight="normal" officeooo:rsid="000d4af8" officeooo:paragraph-rsid="000d4af8"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style:font-name="Arial" fo:font-size="18pt" fo:font-weight="normal" officeooo:rsid="000de7af" officeooo:paragraph-rsid="000de7af"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style:font-name="Arial" fo:font-size="18pt" fo:font-weight="normal" officeooo:rsid="000f4a38" officeooo:paragraph-rsid="000f4a38"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style:font-name="Arial" fo:font-size="18pt" fo:font-weight="normal" officeooo:rsid="0010028d" officeooo:paragraph-rsid="0010028d"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style:font-name="Arial" fo:font-size="18pt" fo:font-weight="normal" officeooo:rsid="001180d6" officeooo:paragraph-rsid="001180d6"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style:font-name="Arial" fo:font-size="18pt" fo:font-weight="normal" officeooo:rsid="001180d6" officeooo:paragraph-rsid="001180d6" style:font-size-asian="18pt" style:font-weight-asian="normal" style:font-size-complex="18pt" style:font-weight-complex="normal"/>
    </style:style>
    <style:style style:name="P9" style:family="paragraph" style:parent-style-name="Standard">
      <style:paragraph-properties fo:text-align="start" style:justify-single-word="false"/>
      <style:text-properties style:font-name="Arial" fo:font-size="18pt" style:font-size-asian="18pt" style:font-size-complex="18pt"/>
    </style:style>
    <style:style style:name="P10" style:family="paragraph" style:parent-style-name="Standard">
      <style:paragraph-properties fo:text-align="start" style:justify-single-word="false"/>
      <style:text-properties style:font-name="Arial" fo:font-size="18pt" officeooo:paragraph-rsid="001b51f9" style:font-size-asian="18pt" style:font-size-complex="18pt"/>
    </style:style>
    <style:style style:name="P11" style:family="paragraph" style:parent-style-name="Standard">
      <style:paragraph-properties fo:text-align="start" style:justify-single-word="false"/>
      <style:text-properties style:font-name="Arial" fo:font-size="18pt" officeooo:rsid="0012b044" officeooo:paragraph-rsid="0012b044" style:font-size-asian="18pt" style:font-size-complex="18pt"/>
    </style:style>
    <style:style style:name="P12" style:family="paragraph" style:parent-style-name="Standard">
      <style:paragraph-properties fo:text-align="start" style:justify-single-word="false"/>
      <style:text-properties style:font-name="Arial" fo:font-size="18pt" officeooo:rsid="00162a54" officeooo:paragraph-rsid="00162a54" style:font-size-asian="18pt" style:font-size-complex="18pt"/>
    </style:style>
    <style:style style:name="P13" style:family="paragraph" style:parent-style-name="Standard">
      <style:paragraph-properties fo:text-align="start" style:justify-single-word="false"/>
      <style:text-properties style:font-name="Arial" fo:font-size="18pt" officeooo:rsid="0016f486" officeooo:paragraph-rsid="0016f486" style:font-size-asian="18pt" style:font-size-complex="18pt"/>
    </style:style>
    <style:style style:name="P14" style:family="paragraph" style:parent-style-name="Standard">
      <style:paragraph-properties fo:text-align="start" style:justify-single-word="false"/>
      <style:text-properties style:font-name="Arial" fo:font-size="18pt" officeooo:rsid="001b51f9" officeooo:paragraph-rsid="001b51f9" style:font-size-asian="18pt" style:font-size-complex="18pt"/>
    </style:style>
    <style:style style:name="P15" style:family="paragraph" style:parent-style-name="Standard">
      <style:paragraph-properties fo:text-align="start" style:justify-single-word="false"/>
      <style:text-properties style:font-name="Arial" fo:font-size="18pt" officeooo:rsid="001c7b13" officeooo:paragraph-rsid="001c7b13" style:font-size-asian="18pt" style:font-size-complex="18pt"/>
    </style:style>
    <style:style style:name="P16" style:family="paragraph" style:parent-style-name="Standard">
      <style:paragraph-properties fo:text-align="start" style:justify-single-word="false"/>
      <style:text-properties style:font-name="Arial" fo:font-size="18pt" officeooo:rsid="001e28e3" officeooo:paragraph-rsid="001e28e3" style:font-size-asian="18pt" style:font-size-complex="18pt"/>
    </style:style>
    <style:style style:name="P17" style:family="paragraph" style:parent-style-name="Standard">
      <style:paragraph-properties fo:text-align="start" style:justify-single-word="false"/>
      <style:text-properties style:font-name="Arial" fo:font-size="18pt" officeooo:rsid="001f6a45" officeooo:paragraph-rsid="001f6a45" style:font-size-asian="18pt" style:font-size-complex="18pt"/>
    </style:style>
    <style:style style:name="P18" style:family="paragraph" style:parent-style-name="Standard">
      <style:paragraph-properties fo:text-align="start" style:justify-single-word="false"/>
      <style:text-properties style:font-name="Arial" fo:font-size="18pt" officeooo:rsid="00214073" officeooo:paragraph-rsid="00214073" style:font-size-asian="18pt" style:font-size-complex="18pt"/>
    </style:style>
    <style:style style:name="P19" style:family="paragraph" style:parent-style-name="Standard">
      <style:paragraph-properties fo:text-align="start" style:justify-single-word="false"/>
      <style:text-properties style:font-name="Arial" fo:font-size="18pt" officeooo:rsid="002199dc" officeooo:paragraph-rsid="002199dc" style:font-size-asian="18pt" style:font-size-complex="18pt"/>
    </style:style>
    <style:style style:name="P20" style:family="paragraph" style:parent-style-name="Standard">
      <style:paragraph-properties fo:text-align="center" style:justify-single-word="false"/>
      <style:text-properties style:font-name="Arial" fo:font-weight="normal" officeooo:rsid="0009cacc" officeooo:paragraph-rsid="0009cacc" style:font-weight-asian="normal" style:font-weight-complex="normal"/>
    </style:style>
    <style:style style:name="P21" style:family="paragraph" style:parent-style-name="Standard">
      <style:paragraph-properties fo:text-align="start" style:justify-single-word="false"/>
      <style:text-properties officeooo:paragraph-rsid="0012b044"/>
    </style:style>
    <style:style style:name="P22" style:family="paragraph" style:parent-style-name="Standard">
      <style:paragraph-properties fo:text-align="start" style:justify-single-word="false"/>
      <style:text-properties officeooo:paragraph-rsid="00162a54"/>
    </style:style>
    <style:style style:name="P23" style:family="paragraph" style:parent-style-name="Standard">
      <style:paragraph-properties fo:text-align="start" style:justify-single-word="false"/>
      <style:text-properties style:font-name="Arial" fo:font-size="18pt" officeooo:rsid="0016f486" officeooo:paragraph-rsid="00162a54" style:font-size-asian="18pt" style:font-size-complex="18pt"/>
    </style:style>
    <style:style style:name="P24" style:family="paragraph" style:parent-style-name="Standard">
      <style:paragraph-properties fo:text-align="start" style:justify-single-word="false"/>
      <style:text-properties style:font-name="Arial" fo:font-size="18pt" officeooo:rsid="0016f486" officeooo:paragraph-rsid="0016f486" style:font-size-asian="18pt" style:font-size-complex="18pt"/>
    </style:style>
    <style:style style:name="P25" style:family="paragraph" style:parent-style-name="Standard">
      <style:paragraph-properties fo:text-align="start" style:justify-single-word="false"/>
      <style:text-properties style:font-name="Arial" fo:font-size="18pt" officeooo:rsid="0024992b" officeooo:paragraph-rsid="0024992b" style:font-size-asian="18pt" style:font-size-complex="18pt"/>
    </style:style>
    <style:style style:name="P26" style:family="paragraph" style:parent-style-name="Standard">
      <style:paragraph-properties fo:text-align="start" style:justify-single-word="false"/>
      <style:text-properties style:font-name="Arial" fo:font-size="18pt" officeooo:rsid="002500eb" officeooo:paragraph-rsid="002500eb" style:font-size-asian="18pt" style:font-size-complex="18pt"/>
    </style:style>
    <style:style style:name="P27" style:family="paragraph" style:parent-style-name="Standard">
      <style:paragraph-properties fo:text-align="start" style:justify-single-word="false"/>
      <style:text-properties style:font-name="Arial" fo:font-size="18pt" officeooo:rsid="002500eb" officeooo:paragraph-rsid="0026e1f5" style:font-size-asian="18pt" style:font-size-complex="18pt"/>
    </style:style>
    <style:style style:name="P28" style:family="paragraph" style:parent-style-name="Standard">
      <style:paragraph-properties fo:text-align="justify" style:justify-single-word="false"/>
      <style:text-properties style:font-name="Arial" fo:font-size="18pt" officeooo:rsid="002500eb" officeooo:paragraph-rsid="0026e1f5" style:font-size-asian="18pt" style:font-size-complex="18pt"/>
    </style:style>
    <style:style style:name="P29" style:family="paragraph" style:parent-style-name="Standard">
      <style:paragraph-properties fo:text-align="justify" style:justify-single-word="false"/>
      <style:text-properties style:font-name="Arial" fo:font-size="18pt" officeooo:rsid="002500eb" officeooo:paragraph-rsid="002500eb" style:font-size-asian="18pt" style:font-size-complex="18pt"/>
    </style:style>
    <style:style style:name="P30" style:family="paragraph" style:parent-style-name="Standard">
      <style:paragraph-properties fo:text-align="justify" style:justify-single-word="false"/>
      <style:text-properties style:font-name="Arial" fo:font-size="18pt" officeooo:rsid="0026e1f5" officeooo:paragraph-rsid="0026e1f5" style:font-size-asian="18pt" style:font-size-complex="18pt"/>
    </style:style>
    <style:style style:name="P31" style:family="paragraph" style:parent-style-name="Standard">
      <style:paragraph-properties fo:text-align="justify" style:justify-single-word="false"/>
      <style:text-properties style:font-name="Arial" fo:font-size="18pt" officeooo:rsid="0029479f" officeooo:paragraph-rsid="0029479f" style:font-size-asian="18pt" style:font-size-complex="18pt"/>
    </style:style>
    <style:style style:name="P32" style:family="paragraph" style:parent-style-name="Standard">
      <style:paragraph-properties fo:text-align="justify" style:justify-single-word="false"/>
      <style:text-properties officeooo:paragraph-rsid="002896b6"/>
    </style:style>
    <style:style style:name="P33" style:family="paragraph" style:parent-style-name="Standard">
      <style:paragraph-properties fo:text-align="justify" style:justify-single-word="false"/>
      <style:text-properties officeooo:rsid="00289b52" officeooo:paragraph-rsid="002896b6"/>
    </style:style>
    <style:style style:name="P34" style:family="paragraph" style:parent-style-name="Standard">
      <style:paragraph-properties fo:text-align="justify" style:justify-single-word="false"/>
      <style:text-properties officeooo:rsid="00289b52" officeooo:paragraph-rsid="00289b52"/>
    </style:style>
    <style:style style:name="P35" style:family="paragraph" style:parent-style-name="Standard">
      <style:paragraph-properties fo:text-align="justify" style:justify-single-word="false"/>
      <style:text-properties officeooo:rsid="0029479f" officeooo:paragraph-rsid="0029479f"/>
    </style:style>
    <style:style style:name="P36" style:family="paragraph" style:parent-style-name="Standard">
      <style:paragraph-properties fo:text-align="justify" style:justify-single-word="false"/>
      <style:text-properties officeooo:rsid="0029f0fe" officeooo:paragraph-rsid="0029f0fe"/>
    </style:style>
    <style:style style:name="P37" style:family="paragraph" style:parent-style-name="Standard">
      <style:paragraph-properties fo:text-align="justify" style:justify-single-word="false"/>
      <style:text-properties style:font-name="Arial" fo:font-size="18pt" officeooo:rsid="0029f0fe" officeooo:paragraph-rsid="0029f0fe" style:font-size-asian="18pt" style:font-size-complex="18pt"/>
    </style:style>
    <style:style style:name="P38" style:family="paragraph" style:parent-style-name="Standard">
      <style:paragraph-properties fo:text-align="justify" style:justify-single-word="false"/>
      <style:text-properties style:font-name="Arial" fo:font-size="18pt" officeooo:rsid="002ffab2" officeooo:paragraph-rsid="002ffab2" style:font-size-asian="18pt" style:font-size-complex="18pt"/>
    </style:style>
    <style:style style:name="T1" style:family="text">
      <style:text-properties officeooo:rsid="000b52bd"/>
    </style:style>
    <style:style style:name="T2" style:family="text">
      <style:text-properties officeooo:rsid="000de7af"/>
    </style:style>
    <style:style style:name="T3" style:family="text">
      <style:text-properties officeooo:rsid="000f5e35"/>
    </style:style>
    <style:style style:name="T4" style:family="text">
      <style:text-properties officeooo:rsid="001180d6"/>
    </style:style>
    <style:style style:name="T5" style:family="text">
      <style:text-properties style:font-name="ArialMT"/>
    </style:style>
    <style:style style:name="T6" style:family="text">
      <style:text-properties style:font-name="ArialMT" fo:font-size="18pt" style:font-size-asian="18pt" style:font-size-complex="18pt"/>
    </style:style>
    <style:style style:name="T7" style:family="text">
      <style:text-properties style:font-name="ArialMT" officeooo:rsid="0015f948"/>
    </style:style>
    <style:style style:name="T8" style:family="text">
      <style:text-properties style:font-name="ArialMT" officeooo:rsid="00162a54"/>
    </style:style>
    <style:style style:name="T9" style:family="text">
      <style:text-properties officeooo:rsid="0012b044"/>
    </style:style>
    <style:style style:name="T10" style:family="text">
      <style:text-properties style:font-name="Arial" fo:font-size="18pt" style:font-size-asian="18pt" style:font-size-complex="18pt"/>
    </style:style>
    <style:style style:name="T11" style:family="text">
      <style:text-properties style:font-name="Arial" fo:font-size="18pt" officeooo:rsid="0012b044" style:font-size-asian="18pt" style:font-size-complex="18pt"/>
    </style:style>
    <style:style style:name="T12" style:family="text">
      <style:text-properties style:font-name="Arial" fo:font-size="18pt" officeooo:rsid="00162a54" style:font-size-asian="18pt" style:font-size-complex="18pt"/>
    </style:style>
    <style:style style:name="T13" style:family="text">
      <style:text-properties style:font-name="Arial" fo:font-size="18pt" officeooo:rsid="0016f486" style:font-size-asian="18pt" style:font-size-complex="18pt"/>
    </style:style>
    <style:style style:name="T14" style:family="text">
      <style:text-properties style:font-name="Arial" fo:font-size="18pt" officeooo:rsid="0026e1f5" style:font-size-asian="18pt" style:font-size-complex="18pt"/>
    </style:style>
    <style:style style:name="T15" style:family="text">
      <style:text-properties style:font-name="Arial" fo:font-size="18pt" officeooo:rsid="00283f5a" style:font-size-asian="18pt" style:font-size-complex="18pt"/>
    </style:style>
    <style:style style:name="T16" style:family="text">
      <style:text-properties style:font-name="Arial" fo:font-size="18pt" officeooo:rsid="002896b6" style:font-size-asian="18pt" style:font-size-complex="18pt"/>
    </style:style>
    <style:style style:name="T17" style:family="text">
      <style:text-properties style:font-name="Arial" fo:font-size="18pt" officeooo:rsid="00289b52" style:font-size-asian="18pt" style:font-size-complex="18pt"/>
    </style:style>
    <style:style style:name="T18" style:family="text">
      <style:text-properties style:font-name="Arial" fo:font-size="18pt" officeooo:rsid="0029f0fe" style:font-size-asian="18pt" style:font-size-complex="18pt"/>
    </style:style>
    <style:style style:name="T19" style:family="text">
      <style:text-properties style:text-position="super 58%" style:font-name="ArialMT"/>
    </style:style>
    <style:style style:name="T20" style:family="text">
      <style:text-properties officeooo:rsid="0016f486"/>
    </style:style>
    <style:style style:name="T21" style:family="text">
      <style:text-properties officeooo:rsid="0017dae4"/>
    </style:style>
    <style:style style:name="T22" style:family="text">
      <style:text-properties officeooo:rsid="001b51f9"/>
    </style:style>
    <style:style style:name="T23" style:family="text">
      <style:text-properties officeooo:rsid="001c7b13"/>
    </style:style>
    <style:style style:name="T24" style:family="text">
      <style:text-properties officeooo:rsid="001e28e3"/>
    </style:style>
    <style:style style:name="T25" style:family="text">
      <style:text-properties officeooo:rsid="001f6a45"/>
    </style:style>
    <style:style style:name="T26" style:family="text">
      <style:text-properties officeooo:rsid="00214073"/>
    </style:style>
    <style:style style:name="T27" style:family="text">
      <style:text-properties officeooo:rsid="002199dc"/>
    </style:style>
    <style:style style:name="T28" style:family="text">
      <style:text-properties officeooo:rsid="002500eb"/>
    </style:style>
    <style:style style:name="T29" style:family="text">
      <style:text-properties officeooo:rsid="0026b805"/>
    </style:style>
    <style:style style:name="T30" style:family="text">
      <style:text-properties officeooo:rsid="0026e1f5"/>
    </style:style>
    <style:style style:name="T31" style:family="text">
      <style:text-properties style:font-name="Arial"/>
    </style:style>
    <style:style style:name="T32" style:family="text">
      <style:text-properties style:font-name="Arial" fo:font-size="18pt" style:font-size-asian="18pt" style:font-size-complex="18pt"/>
    </style:style>
    <style:style style:name="T33" style:family="text">
      <style:text-properties style:font-name="Arial" fo:font-size="18pt" officeooo:rsid="002896b6" style:font-size-asian="18pt" style:font-size-complex="18pt"/>
    </style:style>
    <style:style style:name="T34" style:family="text">
      <style:text-properties style:font-name="Arial" fo:font-size="18pt" officeooo:rsid="00289b52" style:font-size-asian="18pt" style:font-size-complex="18pt"/>
    </style:style>
    <style:style style:name="T35" style:family="text">
      <style:text-properties style:font-name="Arial" fo:font-size="18pt" officeooo:rsid="0029479f" style:font-size-asian="18pt" style:font-size-complex="18pt"/>
    </style:style>
    <style:style style:name="T36" style:family="text">
      <style:text-properties style:font-name="Arial" fo:font-size="18pt" officeooo:rsid="002b71d3" style:font-size-asian="18pt" style:font-size-complex="18pt"/>
    </style:style>
    <style:style style:name="T37" style:family="text">
      <style:text-properties style:font-name="Arial" fo:font-size="18pt" officeooo:rsid="002baffd" style:font-size-asian="18pt" style:font-size-complex="18pt"/>
    </style:style>
    <style:style style:name="T38" style:family="text">
      <style:text-properties style:font-name="Arial" fo:font-size="18pt" officeooo:rsid="002f18b4" style:font-size-asian="18pt" style:font-size-complex="18pt"/>
    </style:style>
    <style:style style:name="T39" style:family="text">
      <style:text-properties officeooo:rsid="0029f0fe"/>
    </style:style>
    <style:style style:name="T40" style:family="text">
      <style:text-properties officeooo:rsid="002baffd"/>
    </style:style>
    <style:style style:name="T41" style:family="text">
      <style:text-properties style:font-name="ArialMT1" fo:font-size="16pt" officeooo:rsid="002baffd" style:font-size-asian="16pt" style:font-size-complex="18pt"/>
    </style:style>
    <style:style style:name="T42" style:family="text">
      <style:text-properties style:font-name="ArialMT1" fo:font-size="16pt" officeooo:rsid="002f77ef" style:font-size-asian="16pt" style:font-size-complex="18pt"/>
    </style:style>
    <style:style style:name="T43" style:family="text">
      <style:text-properties officeooo:rsid="002f77ef"/>
    </style:style>
    <style:style style:name="T44" style:family="text">
      <style:text-properties fo:font-size="16pt" officeooo:rsid="002baffd" style:font-size-asian="16pt" style:font-size-complex="18pt"/>
    </style:style>
    <style:style style:name="T45" style:family="text">
      <style:text-properties fo:font-size="16pt" officeooo:rsid="002f77ef" style:font-size-asian="16pt"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Modélisation des équations de prédation de Lotka-Volterra</text:p>
      <text:p text:style-name="P20"/>
      <text:p text:style-name="P20"/>
      <text:p text:style-name="P20"/>
      <text:p text:style-name="P1">SOMMAIRE</text:p>
      <text:p text:style-name="P1"/>
      <text:p text:style-name="P1"/>
      <text:p text:style-name="P1"/>
      <text:p text:style-name="P2">Résumé</text:p>
      <text:p text:style-name="P2">Introduction</text:p>
      <text:p text:style-name="P2">Présentation de la thématique</text:p>
      <text:p text:style-name="P2">Description du code</text:p>
      <text:p text:style-name="P2"><text:tab/>A) Les paramètres</text:p>
      <text:p text:style-name="P2"><text:tab/>B) Le code</text:p>
      <text:p text:style-name="P2">Analyse des résultats</text:p>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Résumé : </text:p>
      <text:p text:style-name="P2"/>
      <text:p text:style-name="P2">Vers les années 1930, Vito Volterra a élaboré un modèle mathématique permettant de comprendre d’une manière simplifiée <text:s/>toute interraction proie-prédateur entre deux espèces. Pendant la première guerre mondiale, le zoologiste Umberto d’Aconna étudia les effet de guerre sur la pêche de la sardine dans les ports de la mer Adriatique. <text:span text:style-name="T1">Les résultats de cette étude n’étaient pas les résultats attendus : alors que la pêche à la sardine diminuait pendant la guerre, le taux de sardines n’augmentaient pas pour autant, au contraire, celui-ci avait diminué. D’Aconna demanda alors a Vito Volterra s’il pouvait trouver une explication mathématique à ce phénomène. L’objectif de Volterra était de découvrir deux fonctions représentant les populations de sardines et de leurs prédateurs (principalement les requins) au cours du temps. Il a ainsi établi deux équations différentielles des effectifs des proies et des prédateurs codépendantes, avec comme facteur les taux de reproduction et de mortalité principalement. Notre objectif était donc de comparer les résultats de l’équation de Lotka-Volterra à un système dynamique plus complexe constitué d’une matrice représentant l’évolution des animaux dans leur environnement.</text:span></text:p>
      <text:p text:style-name="P2"/>
      <text:p text:style-name="P3">Introduction</text:p>
      <text:p text:style-name="P3"/>
      <text:p text:style-name="P3">Le but du projet était de pouvoir comprendre les solutions du <text:span text:style-name="T2">modèle Lotka-Volterra, à quels paramètres ce….</text:span></text:p>
      <text:p text:style-name="P3"/>
      <text:p text:style-name="P4">Présentation de la thématique</text:p>
      <text:p text:style-name="P4"/>
      <text:p text:style-name="P4">Notre travail repose sur un système multi agent. Nous avons décidé de réunir ces agents avec l’environnement dans une même matrice, ce qui permet de faciliter les <text:soft-page-break/>relations agents-agents et agents-milieu. Premièrement, le système sera défini par 2 espèces différentes en tant qu’agents, d’une modélisation d’un terrain avec des zones de plantes comme environnement et un ensemble de règles défninissant les interractions des uns avec les autres. Dans un second temps, un autre agent représenté par un prédateur encore plus puissant sera introduit pour complexifier les interactions et tenter de se rapprocher le plus possibble de la réalité.</text:p>
      <text:p text:style-name="P4"/>
      <text:p text:style-name="P4">Initialement, nous avons une matrice population qui contient uniquement les animaux, et une matrice terrain contenant la végétation. La population initiale et le taux de végétation est décidé initialement, avant de réunir les deux matrices pour enfin lancer la simulation. Lors de la simulation, les animaux pourront se déplacer librement sur la matrice et interagir entre-eux et avec le milieu pour la reproduction et la nutrition. <text:span text:style-name="T3">Un système de coordonnées est utilisé pour appeler les animaux indépendamment.</text:span></text:p>
      <text:p text:style-name="P5">Chaque agent est défini par : <text:span text:style-name="T3">son sexe, son âge (en mois), sa jauge de faim et sa durée de gestation. Chaque mois, il perd de l’énergie qu’il récupère ensuite en mangeant. Chaque espèce peut ainsi mourir de vieillesse, de faim ou alors en se faisant manger par un prédateur.</text:span></text:p>
      <text:p text:style-name="P5"/>
      <text:p text:style-name="P6">Les agents se déplacent en priorité vers des cases ayant de la nourriture s’il ont faim. Dans le cas contraire, s’ils ont un age sufisemment élevé et ne sont pas en période de géstation, ils vont se déplacer vers des individus de même espèce et de sexe opposé dans le but de perpétuer son espèce. Si l’agent se retrouve sur une case <text:span text:style-name="T4">adjacente</text:span> à sa cible, il peut alors se nourrir ou se reproduire. Lors de la reproduction, l’enfant nait directement par soucis de simplification mais la femelle entre en période de gestation. <text:soft-page-break/>Ci-contre voici une représentation des matrices Terrain et Animaux, et de leur réunion.</text:p>
      <text:p text:style-name="P7">Dans la matrice animale, chaque couleur représente un agent. Les 2 nuances de chaques couleurs permettent de mieux représenter les deux sexes dans chaque espèce.</text:p>
      <text:p text:style-name="P7">La matrice Terrain est composé de buissons, la probabilité de présence de ces buissons dépend de l’environnement sélectionné initialement.</text:p>
      <text:p text:style-name="P8">Lorsque que le programme est exécuté, les résultats sont présentés sous forme d’animations pour</text:p>
      <text:p text:style-name="P9">l<text:span text:style-name="T9">a matrice</text:span>, permettant aisément de constater l’évolution au cours du temps du milieu et de la</text:p>
      <text:p text:style-name="P9">population. Également, toutes les statistiques sont accessibles par l’intermédiaire de courbes pour</text:p>
      <text:p text:style-name="P9">rendre comptes des données démographiques <text:span text:style-name="T9">et environnementales</text:span>. <text:span text:style-name="T20">+parler dict</text:span></text:p>
      <text:p text:style-name="P9"/>
      <text:p text:style-name="P11">Description du code</text:p>
      <text:p text:style-name="P11">A)Les paramètres</text:p>
      <text:p text:style-name="P21"><text:span text:style-name="T11">Nous allons ici faire une liste exhaustive des paramètres globaux ainsi qu’une description rapide de leur utilité. </text:span><text:span text:style-name="T6">On peut dans un premier temps gérer la taille de la matrice dans laquelle évoluera la population</text:span></text:p>
      <text:p text:style-name="P11"><text:span text:style-name="T5">avec le paramètre </text:span><text:span text:style-name="T7">Dimension qui correspond au nombre de lignes et de colonnes (notre Terrain est carré). Il est également possible de gérer les ressources initiales de végétation à l’aide du paramètre Environnement. Lorsque la probabilité est à 100% </text:span><text:span text:style-name="T8">toutes les cases seront recouvertes de ressources, si la probabilité est à 0 % il n’y aura aucune ressource sur les cases.</text:span></text:p>
      <text:p text:style-name="P12"><text:span text:style-name="T5">A la création de la matrice Animaux, on peut gérer le nombre d’animaux initialement avec le paramètre List_number_species : Le 1</text:span><text:span text:style-name="T19">er</text:span><text:span text:style-name="T5"> élément correspond à l’espèce la plus faible, le 2ème élément à l’espèce intermédiaire et le dernier élément à l’espèce la plus forte.</text:span></text:p>
      <text:p text:style-name="P22"><text:soft-page-break/><text:span text:style-name="T12">Plusieurs paramètres permettent de modifier les indices vitaux des animaux : La gestation de chaque espèce avec les paramètres « gestation », la jauge de faim perdue à l’aide du paramètre « faim perdue » qui permet de prendre en compte la différence de chaque espèce, en effet </text:span><text:span text:style-name="T13">chaque espèces n’ont pas faim au même moment. Le paramètre « faim » </text:span><text:span text:style-name="T10">permet de savoir à partir de quel </text:span><text:span text:style-name="T12">stade les agents préféreront manger que faire tout autre action. </text:span><text:span text:style-name="T13">Enfin on définit un âge de maturité sexuelle pour chacune des espèces avec le paramètre « amr ».</text:span></text:p>
      <text:p text:style-name="P23"/>
      <text:p text:style-name="P13">B) Le code</text:p>
      <text:p text:style-name="P13"/>
      <text:p text:style-name="P13">Le principe du code est relativement simple, son exécution repose sur la fonction “cgmt()” qui appellera toutes les autres fonction. <text:span text:style-name="T21">Cette fonction parcourt les dictionnaires de chaque espèces, et applique différentes fonction selon chaque animal : il y a tout d’abord une vérification d’âge et de faim (s’il est trop âgé où qu’il n’a plus d’énergie, il décède) ensuite, s’ils sont en dessous du seuil de faim, ils parcourent le Terrain à l’aide de la fonction périmètre et si la cible est situé dans une case adjacente, alors l’animal la fonction prédation est appliquée en cas d’interaction entre le prédateur et sa proie. Sinon il s’agit de la fonction prédation_plante qui est appliquée. Si la jauge de faim est suffisamment remplie, la fonction périmètre est appliquée cette fois pour trouver un animal de la même espèce mais de sexe opposée à condition d’avoir atteint la maturité sexuelle. Enfin, si aucune des conditions n’est appliquée, alors l’animal va se déplacer de manière aléatoire. Si lorsqu’un animal trouve une cible mais qu’elle n’est pas à côté, celui-ci se déplace dans la matrice à l’aide de la fonction déplacement.</text:span></text:p>
      <text:p text:style-name="P14">Voici un schéma expliquant d’une manière plus simple le fonctionnement :</text:p>
      <text:p text:style-name="P14"><text:soft-page-break/>Nous allons maintenant détailler le fonctionnement de certaines fonctions complexes pour</text:p>
      <text:p text:style-name="P9">comprendre la suite il faut connaître quelques principes globaux à propos de notre code. La première</text:p>
      <text:p text:style-name="P9">est que nos agent sont contenu dans <text:span text:style-name="T22">différents dictionnaires</text:span>, ils ont pour clé leur position et leur contenu</text:p>
      <text:p text:style-name="P9">est un<text:span text:style-name="T22">e liste</text:span> contenant dans l’ordre <text:span text:style-name="T22">l’age des agents, la jauge de faim et en troisième élément leur période de gestation (cet élément est présent dans chaque dictionnaire mais est utile seulement chez les femelles).</text:span></text:p>
      <text:p text:style-name="P14"/>
      <text:p text:style-name="P14">La fonction déplacement :</text:p>
      <text:p text:style-name="P9">La fonction déplacement utilise des cibles afin des savoir quel chemin va prendre l’agent. Ces cibles</text:p>
      <text:p text:style-name="P10">sont <text:s/><text:span text:style-name="T22">définies par la fonction perimetre_vision qui parcourt le Terrain autour de l’animal avec un certain périmètre et qui localise la cible la plus proche.</text:span></text:p>
      <text:p text:style-name="P9">En prenant en compte cette cible, la fonction de déplacement créera une règle de préférence pour</text:p>
      <text:p text:style-name="P14">que le lapin atteigne sa cible le plus rapidement possible sachant que pour chacune des cases du Terrain il ne peut y avoir qu’un seul animal.</text:p>
      <text:p text:style-name="P14">La fonction affichage :</text:p>
      <text:p text:style-name="P14">Cette fonction permet de transformer chaque case de la matrice Terrain en valeur rgb pour ensuite l’afficher. Ainsi les plantes, représentées par la valeur 0, sont transformées en vert, le sol, représenté par la valeur 1 est transformé en jaune, la proie la plus faible, (de valeur 2 ou -2 en fonction du sexe) est transformée en marron clair ou foncée, l<text:span text:style-name="T23">e</text:span> <text:span text:style-name="T23">prédateur (de valeur 3 ou -3) est violet, et enfin, le prédateur qu’on ajoute pour complexifier le <text:s/>modèle est transformé en bleu.</text:span> </text:p>
      <text:p text:style-name="P14">Afin de mieux comprendre l’ensemble du programme voici la liste exhaustive des fonctions utilisés :</text:p>
      <text:p text:style-name="P15"><text:soft-page-break/>basea, terrain_base, randomi, terrain_final : Ces fonctions permettent de <text:s/>créer le terrain sans les animaux, l’unique difficulté <text:span text:style-name="T24">rencontrée</text:span> a été de <text:span text:style-name="T24">trouver comment ajouter les buissons de végétation, la solution a été de multiplier une matrice avec uniquement des 1 par une matrice diagonale avec comme terme en diagonale soit des 1 soit des 0 en fonction du paramètre environnement. La multiplication de ces deux matrices donne une matrice avec que des 1 sauf certaines bandes, qui sont donc les buissons.</text:span></text:p>
      <text:p text:style-name="P14"/>
      <text:p text:style-name="P16">create_empty_land, create_occupied_land, <text:s/>create_occupied_land : Ces fonctions permettent de créer les matrices animales, en fonction du nombre d’animaux voulus par espèce et le nombre d’espèce.</text:p>
      <text:p text:style-name="P16"/>
      <text:p text:style-name="P16">Les fonctions creatdict_ : Permet de créer les dictionnaires des animaux mais aussi des plantes.</text:p>
      <text:p text:style-name="P16"/>
      <text:p text:style-name="P16">Merge_matrix : Réunit les deux matrices <text:span text:style-name="T27">v</text:span>égétales et animales en une seule matrice.</text:p>
      <text:p text:style-name="P16"/>
      <text:p text:style-name="P16">Affichage : Transforme chaque case du tableau en une valeur rgb pour l’animer ensuite.</text:p>
      <text:p text:style-name="P16"/>
      <text:p text:style-name="P16">Déplacement : <text:span text:style-name="T25">Déplace chaque espèce en utilisant perimetre_vision. Difficulté trouvée : pathfinding, prise en compte des autres animaux pour éviter les collisions. Solution : Utiliser la longueur de chaque case : si la longueur est égale à 1, il n’y a pas d‘animal alors que si la longueur est égale à 2, elle est occupée</text:span></text:p>
      <text:p text:style-name="P16"/>
      <text:p text:style-name="P17">perimetre_vision : « radar » de chaque animal, qui lui permet de détecter toute cible dans un voisinage de N cases. <text:span text:style-name="T27">Difficulté trouvée : Trouver une solution si aucune cible est trouvée. Solution : retourne des coordonnées </text:span><text:soft-page-break/><text:span text:style-name="T27">négatives, ce qui est impossible et facilement contournables en utilisant des conditions</text:span></text:p>
      <text:p text:style-name="P17"/>
      <text:p text:style-name="P17">predation : Lorsqu’un prédateur touche une cible et que le prédateur a faim, il mange sa cible et remplit sa jauge de faim</text:p>
      <text:p text:style-name="P17"/>
      <text:p text:style-name="P17">predation_plant : Quand le prédateur se trouve à côté d’une case avec de la nourriture, <text:span text:style-name="T26">il mange. La quantité de ressources diminue et la jauge de faim est remplie. Difficulté : Comment réagir si la plante n’a plus d’énergie. Solution : avec la fonction cgmt, la transforme en terre normale pendant un certain nombre de tours avant de repousser</text:span></text:p>
      <text:p text:style-name="P17"/>
      <text:p text:style-name="P18">Reproduction : Lorsque deux animaux de même espèce et de sexe différents se touchent, et que la femelle n’est plus en gestation, ils s’accouplent et le nouveau-né apparaît autour de ses parents. S’il n’a pas de place, alors la reproduction a lieu mais il n’y a pas d’enfant.</text:p>
      <text:p text:style-name="P18"/>
      <text:p text:style-name="P18">déplacement_random : déplace l’animal dansune case autour si elle n’est pas <text:s/>ocupée.</text:p>
      <text:p text:style-name="P16"/>
      <text:p text:style-name="P18">Proche : A l’aide de la fonction périmetre_vision, renvoie la cible la plus proche entre deux cibles de valeur différentes (est utilisé pour choisir l’espèce la plus proche entre le mâle et la femelle lors d’une prédation)</text:p>
      <text:p text:style-name="P18"/>
      <text:p text:style-name="P19">cgmt : Parcourt tout les dictionnaires et réagit en fonction de chaque animal. Une itération = 1 mois (choix arbitraire).</text:p>
      <text:p text:style-name="P19"/>
      <text:p text:style-name="P19">Update : utilisée pour l’animation.</text:p>
      <text:p text:style-name="P19"/>
      <text:p text:style-name="P25">Analyse des résultats :</text:p>
      <text:p text:style-name="P25"><text:soft-page-break/></text:p>
      <text:p text:style-name="P25">Nous allons dans cette partie étudier <text:span text:style-name="T28">l’évolution des espèces en fonction de différents </text:span>paramètres afin de mieux comprendre les raisons de leur <text:span text:style-name="T28">croissance </text:span>et également de comprendre <text:span text:style-name="T28">comment atteindre les résultats obtenus par les équations de Lotka-Volterra</text:span>. Pour cela nous allons considérer une matrice de 36 x 36 cases tout au long de nos simulations afin que nos résultats ne soient pas impactés par la taille de l’environnement.</text:p>
      <text:p text:style-name="P25"/>
      <text:p text:style-name="P26">I/ Evolution des proies seules</text:p>
      <text:p text:style-name="P26">Pour commencer nous allons étudier l’évolution des <text:span text:style-name="T29">proies </text:span>en globalité sur toutes la carte :</text:p>
      <text:p text:style-name="P26"/>
      <text:p text:style-name="P27"><text:span text:style-name="T30">A) Mode d’évolution des proies :</text:span></text:p>
      <text:p text:style-name="P28">On constate que dans les premiers jours ils ne cessent de se multiplier jusqu’à atteindre une valeur limite ou leur nombre devient stable (oscillant autour d’une valeur moyenne). On peut expliquer cela par le fait que les <text:span text:style-name="T39">proies</text:span> n’ont aucun prédateur sur la carte, ils vont donc se multiplier jusqu’à occuper tout l’espace, les oscillations étant dues au manque de place qui entraîne une légère chute de la population.</text:p>
      <text:p text:style-name="P29"/>
      <text:p text:style-name="P30">B) Sensibilité aux paramètres :</text:p>
      <text:p text:style-name="P31">1/ Perte d’énergie</text:p>
      <text:p text:style-name="P30">Nous allons ici étudier l’impact du paramètre de perte d’énergie à chaque mois, sans modifier la jauge à laquelle la proie va préférer se nourrir à se reproduire :</text:p>
      <text:p text:style-name="P32"><text:span text:style-name="T15">Dans cette première simulation, </text:span><text:span text:style-name="T16">nous allons considérer que les espèces ne perdent jamais d’énergie, ainsi ils essaieront toujours de se </text:span><text:span text:style-name="T18">reproduire.</text:span><text:span text:style-name="T16"> On peut très facilement apercevoir le phénomène de générations, en effet les prédateurs se reproduisent tous dans la même période, et attendent ensuite la fin de la gestation des femelles avant </text:span><text:soft-page-break/><text:span text:style-name="T16">de se reproduire à nouveau. Ainsi, étant donné qu’ils naissent tous en même temps, ils décèdent aussi en même temps, ce qui donne de forte oscillations. </text:span><text:span text:style-name="T17">Ce phénomène se stabilise au cours du temps, puisque les générations se mélangent.</text:span></text:p>
      <text:p text:style-name="P32"><text:span text:style-name="T15"/></text:p>
      <text:p text:style-name="P32"><text:span text:style-name="T17">Dans cette deuxième simulation</text:span><text:span text:style-name="T15"> la jauge d’énergie de nos proies diminuaient de 10</text:span><text:span text:style-name="T14">, </text:span><text:span text:style-name="T17">o</text:span><text:span text:style-name="T10">n observe une </text:span><text:span text:style-name="T16">stagnation autour des 1000 proies, avec oscillations. </text:span><text:span text:style-name="T17">Ce phénomène est trouvable entre 5 et 15 environ, sachant que plus cette valeur augmente, plus la stagnation est basse (environ 950 lorsque le paramètre est à 15).</text:span></text:p>
      <text:p text:style-name="P33"><text:span text:style-name="T17"/></text:p>
      <text:p text:style-name="P34"><text:span text:style-name="T10">Dans cette dernière simulation, la jauge d’énergie de nos proies diminuaient de 20 à chaque itération. </text:span><text:span text:style-name="T35">La stagnation est d’environ 550 proies.</text:span><text:span text:style-name="T10"> A cette valeur, on peut observer que les proies ne peuvent plus s’aventurer dans des zones sans nourriture, c’est pourquoi on peut voir des zones totalement vides. En effet, dès qu’un animal s’écarte de sa nourriture, il est obligé de s’y rapprocher rapidement pour se nourrir. De plus, les oscillations de l’évolution démographique sont beaucoup plus importantes, </text:span><text:span text:style-name="T35">celles-ci sont explicables par le fait que la végétation est beaucoup plus ciblées, il y <text:s/>a ainsi beaucoup plus de proies souhaitant se nourrir que de plante pour les nourrir, elles meurent donc de faim.</text:span></text:p>
      <text:p text:style-name="P34"><text:span text:style-name="T35"/></text:p>
      <text:p text:style-name="P35"><text:span text:style-name="T10">Ce dernier cas permet donc de nous questionner sur le paramètre de l’environnement, si le taux de végétation joue un rôle important dans l’évolution des proies.</text:span></text:p>
      <text:p text:style-name="P35"><text:span text:style-name="T10"/></text:p>
      <text:p text:style-name="P31"><text:span text:style-name="T31">2/ Taux d’apparition de la végétation</text:span></text:p>
      <text:p text:style-name="P31"><text:span text:style-name="T31"/></text:p>
      <text:p text:style-name="P31"><text:span text:style-name="T31">Dans cette simulation, nous allons rester avec le taux d’énergie perdue à 20, et avec <text:s/>42 proies initialement :</text:span></text:p>
      <text:p text:style-name="P31"><text:soft-page-break/><text:span text:style-name="T31"/></text:p>
      <text:p text:style-name="P36"><text:span text:style-name="T10">Comme on peut le voir avec ces courbes, plus la probabilité des végétations est élevé, plus le nombre de proies tend vers une valeur élevée. De plus, on peut apercevoir que la probabilité de la végétation joue un rôle important dans les oscillations de l’évolution démographique : comme expliqué précédemment, les oscillations étaient causées d’une part par un manque de place sur le terrain. Ici, on peut aussi apercevoir que les oscillations sont aussi et principalement causées par le rapport entre le nombre d’animaux ayant faim et le nombre de nourriture proposée : si ce rapport est inférieur à 1, </text:span><text:span text:style-name="T36">c’est </text:span><text:span text:style-name="T37">à dire qu’il y a plus </text:span><text:span text:style-name="T38">d’animaux</text:span><text:span text:style-name="T37"> ayant faim que de végétation disponible, alors les oscillations seront très importantes. Cependant, si ce rapport est supérieur à 1, les oscillations seront seulement causées par le manque d’espace et seront donc faibles.</text:span></text:p>
      <text:p text:style-name="P36"><text:span text:style-name="T37"/></text:p>
      <text:p text:style-name="P37"><text:span text:style-name="T40">II-Cohabitation proies/prédateurs</text:span></text:p>
      <text:p text:style-name="P38">blabla </text:p>
      <text:p text:style-name="P38"/>
      <text:p text:style-name="P38">III- Ajout d’un prédateur ‘ul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MT" svg:font-family="ArialMT"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MT1" svg:font-family="ArialM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18:27:39.557000000</meta:creation-date>
    <dc:date>2019-04-15T23:45:13.362000000</dc:date>
    <meta:editing-duration>PT1H3S</meta:editing-duration>
    <meta:editing-cycles>10</meta:editing-cycles>
    <meta:generator>LibreOffice/5.4.7.2$Windows_X86_64 LibreOffice_project/c838ef25c16710f8838b1faec480ebba495259d0</meta:generator>
    <meta:document-statistic meta:table-count="0" meta:image-count="0" meta:object-count="0" meta:page-count="11" meta:paragraph-count="79" meta:word-count="2479" meta:character-count="15431" meta:non-whitespace-character-count="13017"/>
  </office:meta>
</office:document-meta>
</file>